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color="#ffff99"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objectwithoutfill">
      <style:graphic-properties draw:marker-end="Half_20_Circle_20_unfilled" draw:marker-end-width="0.508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703cm" fo:min-width="0cm"/>
    </style:style>
    <style:style style:name="P1" style:family="paragraph">
      <style:paragraph-properties fo:text-align="center"/>
    </style:style>
    <style:style style:name="P2" style:family="paragraph">
      <style:paragraph-properties fo:text-align="center"/>
      <style:text-properties fo:font-family="'Liberation Serif'" style:font-style-name="Italic" style:font-family-generic="roman" style:font-pitch="variable" fo:font-size="12pt"/>
    </style:style>
    <style:style style:name="P3" style:family="paragraph">
      <style:paragraph-properties fo:text-align="center"/>
      <style:text-properties fo:font-size="12pt"/>
    </style:style>
    <style:style style:name="P4" style:family="paragraph">
      <style:paragraph-properties fo:text-align="center"/>
      <style:text-properties fo:font-family="'Liberation Serif'" style:font-style-name="Italic" style:font-family-generic="roman" style:font-pitch="variable" fo:font-size="12pt" style:font-size-asian="12pt" style:font-size-complex="12pt"/>
    </style:style>
    <style:style style:name="P5" style:family="paragraph">
      <style:text-properties fo:font-size="11pt"/>
    </style:style>
    <style:style style:name="P6" style:family="paragraph">
      <style:text-properties fo:font-family="'Liberation Serif'" style:font-style-name="Italic" style:font-family-generic="roman" style:font-pitch="variable" fo:font-size="11pt" style:font-size-asian="11pt" style:font-size-complex="11pt"/>
    </style:style>
    <style:style style:name="P7" style:family="paragraph">
      <style:text-properties fo:font-size="12pt"/>
    </style:style>
    <style:style style:name="P8" style:family="paragraph">
      <style:text-properties fo:font-family="'Liberation Serif'" style:font-style-name="Italic" style:font-family-generic="roman" style:font-pitch="variable" fo:font-size="12pt" style:font-size-asian="12pt" style:font-size-complex="12pt"/>
    </style:style>
    <style:style style:name="T1" style:family="text">
      <style:text-properties fo:font-family="'Liberation Serif'" style:font-style-name="Italic" style:font-family-generic="roman" style:font-pitch="variable" fo:font-size="24pt" style:font-size-asian="24pt" style:font-size-complex="24pt"/>
    </style:style>
    <style:style style:name="T2" style:family="text">
      <style:text-properties fo:font-family="'Liberation Serif'" style:font-style-name="Italic" style:font-family-generic="roman" style:font-pitch="variable" fo:font-size="12pt" style:font-size-asian="12pt" style:font-size-complex="12pt"/>
    </style:style>
    <style:style style:name="T3" style:family="text">
      <style:text-properties fo:font-family="'Liberation Serif'" style:font-style-name="Italic" style:font-family-generic="roman" style:font-pitch="variable"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27.305cm" svg:height="2.54cm" svg:x="18.136cm" svg:y="14.326cm">
          <text:p/>
        </draw:rect>
        <draw:rect draw:style-name="gr2" draw:text-style-name="P2" xml:id="id1" draw:id="id1" draw:layer="layout" svg:width="3.81cm" svg:height="1.27cm" svg:x="18.771cm" svg:y="14.961cm">
          <text:p text:style-name="P2">Quote</text:p>
        </draw:rect>
        <draw:rect draw:style-name="gr2" draw:text-style-name="P2" xml:id="id3" draw:id="id3" draw:layer="layout" svg:width="3.81cm" svg:height="1.27cm" svg:x="23.851cm" svg:y="14.961cm">
          <text:p text:style-name="P2">Order</text:p>
        </draw:rect>
        <draw:rect draw:style-name="gr2" draw:text-style-name="P2" xml:id="id4" draw:id="id4" draw:layer="layout" svg:width="3.81cm" svg:height="1.27cm" svg:x="28.931cm" svg:y="14.961cm">
          <text:p text:style-name="P2">Invoice</text:p>
        </draw:rect>
        <draw:rect draw:style-name="gr2" draw:text-style-name="P2" xml:id="id5" draw:id="id5" draw:layer="layout" svg:width="3.81cm" svg:height="1.27cm" svg:x="40.996cm" svg:y="14.961cm">
          <text:p text:style-name="P2">Payment</text:p>
        </draw:rect>
        <draw:rect draw:style-name="gr2" draw:text-style-name="P2" xml:id="id6" draw:id="id6" draw:layer="layout" svg:width="3.81cm" svg:height="1.27cm" svg:x="40.996cm" svg:y="11.151cm">
          <text:p text:style-name="P2">Payment Line</text:p>
        </draw:rect>
        <draw:rect draw:style-name="gr2" draw:text-style-name="P2" xml:id="id7" draw:id="id7" draw:layer="layout" svg:width="3.81cm" svg:height="1.27cm" svg:x="34.011cm" svg:y="11.151cm">
          <text:p text:style-name="P2">Lines</text:p>
        </draw:rect>
        <draw:rect draw:style-name="gr2" draw:text-style-name="P2" xml:id="id2" draw:id="id2" draw:layer="layout" svg:width="3.81cm" svg:height="1.27cm" svg:x="27.661cm" svg:y="11.151cm">
          <text:p text:style-name="P2">Document</text:p>
        </draw:rect>
        <draw:connector draw:style-name="gr3" draw:text-style-name="P2" draw:layer="layout" draw:type="line" svg:x1="20.676cm" svg:y1="14.961cm" svg:x2="29.566cm" svg:y2="12.421cm" draw:start-shape="id1" draw:start-glue-point="0" draw:end-shape="id2" draw:end-glue-point="2" svg:d="M20676 14961l8890-2540">
          <text:p/>
        </draw:connector>
        <draw:connector draw:style-name="gr3" draw:text-style-name="P2" draw:layer="layout" draw:type="line" svg:x1="25.756cm" svg:y1="14.961cm" svg:x2="29.566cm" svg:y2="12.421cm" draw:start-shape="id3" draw:start-glue-point="0" draw:end-shape="id2" draw:end-glue-point="2" svg:d="M25756 14961l3810-2540">
          <text:p/>
        </draw:connector>
        <draw:connector draw:style-name="gr3" draw:text-style-name="P2" draw:layer="layout" draw:type="line" svg:x1="30.836cm" svg:y1="14.961cm" svg:x2="29.566cm" svg:y2="12.421cm" draw:start-shape="id4" draw:start-glue-point="0" draw:end-shape="id2" draw:end-glue-point="2" svg:d="M30836 14961l-1270-2540">
          <text:p/>
        </draw:connector>
        <draw:connector draw:style-name="gr3" draw:text-style-name="P2" draw:layer="layout" draw:type="line" svg:x1="42.901cm" svg:y1="14.961cm" svg:x2="29.566cm" svg:y2="12.421cm" draw:start-shape="id5" draw:start-glue-point="0" draw:end-shape="id2" draw:end-glue-point="2" svg:d="M42901 14961l-13335-2540">
          <text:p/>
        </draw:connector>
        <draw:connector draw:style-name="gr3" draw:text-style-name="P2" draw:layer="layout" draw:type="line" svg:x1="40.996cm" svg:y1="11.786cm" svg:x2="37.821cm" svg:y2="11.786cm" draw:start-shape="id6" draw:start-glue-point="3" draw:end-shape="id7" draw:end-glue-point="1" svg:d="M40996 11786h-3175">
          <text:p/>
        </draw:connector>
        <draw:connector draw:style-name="gr4" draw:text-style-name="P2" draw:layer="layout" draw:type="line" svg:x1="31.471cm" svg:y1="11.786cm" svg:x2="34.011cm" svg:y2="11.786cm" draw:start-shape="id2" draw:start-glue-point="1" draw:end-shape="id7" draw:end-glue-point="3" svg:d="M31471 11786h2540">
          <text:p/>
        </draw:connector>
        <draw:connector draw:style-name="gr4" draw:text-style-name="P2" draw:layer="layout" draw:type="line" svg:x1="42.901cm" svg:y1="12.421cm" svg:x2="30.836cm" svg:y2="14.961cm" draw:start-shape="id6" draw:start-glue-point="2" draw:end-shape="id4" draw:end-glue-point="0" svg:d="M42901 12421l-12065 2540">
          <text:p/>
        </draw:connector>
        <draw:connector draw:style-name="gr4" draw:text-style-name="P2" draw:layer="layout" draw:type="line" svg:x1="22.581cm" svg:y1="15.596cm" svg:x2="23.851cm" svg:y2="15.596cm" draw:start-shape="id1" draw:start-glue-point="1" draw:end-shape="id3" draw:end-glue-point="3" svg:d="M22581 15596h1270">
          <text:p/>
        </draw:connector>
        <draw:connector draw:style-name="gr4" draw:text-style-name="P2" draw:layer="layout" draw:type="line" svg:x1="27.661cm" svg:y1="15.596cm" svg:x2="28.931cm" svg:y2="15.596cm" draw:start-shape="id3" draw:start-glue-point="1" draw:end-shape="id4" draw:end-glue-point="3" svg:d="M27661 15596h1270">
          <text:p/>
        </draw:connector>
        <draw:connector draw:style-name="gr4" draw:text-style-name="P2" draw:layer="layout" draw:line-skew="0.134cm" svg:x1="20.676cm" svg:y1="16.231cm" svg:x2="30.836cm" svg:y2="16.231cm" draw:start-shape="id1" draw:start-glue-point="2" draw:end-shape="id4" draw:end-glue-point="2" svg:d="M20676 16231v635h10160v-635">
          <text:p/>
        </draw:connector>
        <draw:rect draw:style-name="gr2" draw:text-style-name="P2" xml:id="id8" draw:id="id8" draw:layer="layout" svg:width="3.81cm" svg:height="1.27cm" svg:x="34.011cm" svg:y="14.961cm">
          <text:p text:style-name="P2">Credit Memo</text:p>
        </draw:rect>
        <draw:connector draw:style-name="gr3" draw:text-style-name="P2" draw:layer="layout" svg:x1="34.011cm" svg:y1="15.596cm" svg:x2="32.741cm" svg:y2="15.596cm" draw:start-shape="id8" draw:start-glue-point="3" draw:end-shape="id4" draw:end-glue-point="1" svg:d="M34011 15596h-1270">
          <text:p/>
        </draw:connector>
        <draw:rect draw:style-name="gr2" draw:text-style-name="P2" xml:id="id14" draw:id="id14" draw:layer="layout" svg:width="3.81cm" svg:height="1.27cm" svg:x="32.106cm" svg:y="20.041cm">
          <text:p text:style-name="P2">Quote</text:p>
        </draw:rect>
        <draw:rect draw:style-name="gr2" draw:text-style-name="P2" xml:id="id17" draw:id="id17" draw:layer="layout" svg:width="3.81cm" svg:height="1.27cm" svg:x="32.106cm" svg:y="22.581cm">
          <text:p text:style-name="P2">Order</text:p>
        </draw:rect>
        <draw:rect draw:style-name="gr2" draw:text-style-name="P2" xml:id="id10" draw:id="id10" draw:layer="layout" svg:width="3.81cm" svg:height="1.27cm" svg:x="32.106cm" svg:y="25.121cm">
          <text:p text:style-name="P2">Invoice</text:p>
        </draw:rect>
        <draw:rect draw:style-name="gr2" draw:text-style-name="P2" xml:id="id9" draw:id="id9" draw:layer="layout" svg:width="3.81cm" svg:height="1.27cm" svg:x="32.106cm" svg:y="27.661cm">
          <text:p text:style-name="P2">Credit Memo</text:p>
        </draw:rect>
        <draw:rect draw:style-name="gr2" draw:text-style-name="P2" xml:id="id20" draw:id="id20" draw:layer="layout" svg:width="3.81cm" svg:height="1.27cm" svg:x="32.106cm" svg:y="30.201cm">
          <text:p text:style-name="P2">Payment</text:p>
        </draw:rect>
        <draw:rect draw:style-name="gr2" draw:text-style-name="P2" xml:id="id24" draw:id="id24" draw:layer="layout" svg:width="3.81cm" svg:height="1.27cm" svg:x="19.406cm" svg:y="30.201cm">
          <text:p text:style-name="P2">Deposit</text:p>
        </draw:rect>
        <draw:rect draw:style-name="gr2" draw:text-style-name="P2" xml:id="id15" draw:id="id15" draw:layer="layout" svg:width="3.81cm" svg:height="1.27cm" svg:x="25.756cm" svg:y="20.041cm">
          <text:p text:style-name="P2">Sales Quote</text:p>
        </draw:rect>
        <draw:rect draw:style-name="gr2" draw:text-style-name="P2" xml:id="id16" draw:id="id16" draw:layer="layout" svg:width="3.81cm" svg:height="1.27cm" svg:x="25.756cm" svg:y="22.581cm">
          <text:p text:style-name="P2">Sales Order</text:p>
        </draw:rect>
        <draw:rect draw:style-name="gr2" draw:text-style-name="P2" xml:id="id18" draw:id="id18" draw:layer="layout" svg:width="3.81cm" svg:height="1.27cm" svg:x="25.756cm" svg:y="25.121cm">
          <text:p text:style-name="P2">Sales Invoice</text:p>
        </draw:rect>
        <draw:rect draw:style-name="gr2" draw:text-style-name="P2" xml:id="id12" draw:id="id12" draw:layer="layout" svg:width="3.81cm" svg:height="1.27cm" svg:x="25.756cm" svg:y="27.661cm">
          <text:p text:style-name="P2">Sales Credit</text:p>
        </draw:rect>
        <draw:rect draw:style-name="gr2" draw:text-style-name="P2" xml:id="id19" draw:id="id19" draw:layer="layout" svg:width="3.81cm" svg:height="1.27cm" svg:x="25.756cm" svg:y="30.201cm">
          <text:p text:style-name="P2">Receive Payment</text:p>
        </draw:rect>
        <draw:rect draw:style-name="gr2" draw:text-style-name="P2" xml:id="id13" draw:id="id13" draw:layer="layout" svg:width="3.81cm" svg:height="1.27cm" svg:x="38.456cm" svg:y="20.041cm">
          <text:p text:style-name="P2">Purchase Quote</text:p>
        </draw:rect>
        <draw:rect draw:style-name="gr2" draw:text-style-name="P2" xml:id="id21" draw:id="id21" draw:layer="layout" svg:width="3.81cm" svg:height="1.27cm" svg:x="38.456cm" svg:y="22.581cm">
          <text:p text:style-name="P2">Purchase Order</text:p>
        </draw:rect>
        <draw:rect draw:style-name="gr2" draw:text-style-name="P2" xml:id="id22" draw:id="id22" draw:layer="layout" svg:width="3.81cm" svg:height="1.27cm" svg:x="38.456cm" svg:y="25.121cm">
          <text:p text:style-name="P2">Purchase Invoice</text:p>
        </draw:rect>
        <draw:rect draw:style-name="gr2" draw:text-style-name="P2" xml:id="id11" draw:id="id11" draw:layer="layout" svg:width="3.81cm" svg:height="1.27cm" svg:x="38.456cm" svg:y="27.661cm">
          <text:p text:style-name="P2">Vendor Credit</text:p>
        </draw:rect>
        <draw:rect draw:style-name="gr2" draw:text-style-name="P2" xml:id="id23" draw:id="id23" draw:layer="layout" svg:width="3.81cm" svg:height="1.27cm" svg:x="38.456cm" svg:y="30.201cm">
          <text:p text:style-name="P2">Send Payment</text:p>
        </draw:rect>
        <draw:connector draw:style-name="gr3" draw:text-style-name="P1" draw:layer="layout" svg:x1="34.011cm" svg:y1="27.661cm" svg:x2="34.011cm" svg:y2="26.391cm" draw:start-shape="id9" draw:start-glue-point="0" draw:end-shape="id10" draw:end-glue-point="2" svg:d="M34011 27661v-1270">
          <text:p/>
        </draw:connector>
        <draw:connector draw:style-name="gr3" draw:text-style-name="P1" draw:layer="layout" svg:x1="38.456cm" svg:y1="28.296cm" svg:x2="35.916cm" svg:y2="28.296cm" draw:start-shape="id11" draw:start-glue-point="3" draw:end-shape="id9" draw:end-glue-point="1" svg:d="M38456 28296h-2540">
          <text:p/>
        </draw:connector>
        <draw:connector draw:style-name="gr3" draw:text-style-name="P1" draw:layer="layout" svg:x1="29.566cm" svg:y1="28.296cm" svg:x2="32.106cm" svg:y2="28.296cm" draw:start-shape="id12" draw:start-glue-point="1" draw:end-shape="id9" draw:end-glue-point="3" svg:d="M29566 28296h2540">
          <text:p/>
        </draw:connector>
        <draw:connector draw:style-name="gr3" draw:text-style-name="P1" draw:layer="layout" svg:x1="38.456cm" svg:y1="20.676cm" svg:x2="35.916cm" svg:y2="20.676cm" draw:start-shape="id13" draw:start-glue-point="3" draw:end-shape="id14" draw:end-glue-point="1" svg:d="M38456 20676h-2540">
          <text:p/>
        </draw:connector>
        <draw:connector draw:style-name="gr3" draw:text-style-name="P1" draw:layer="layout" draw:type="line" svg:x1="29.566cm" svg:y1="20.676cm" svg:x2="32.106cm" svg:y2="20.676cm" draw:start-shape="id15" draw:start-glue-point="1" draw:end-shape="id14" draw:end-glue-point="3" svg:d="M29566 20676h2540">
          <text:p/>
        </draw:connector>
        <draw:connector draw:style-name="gr3" draw:text-style-name="P1" draw:layer="layout" draw:type="lines" svg:x1="29.566cm" svg:y1="23.216cm" svg:x2="32.106cm" svg:y2="23.216cm" draw:start-shape="id16" draw:start-glue-point="1" draw:end-shape="id17" draw:end-glue-point="3" svg:d="M29566 23216h501 1538 501">
          <text:p/>
        </draw:connector>
        <draw:connector draw:style-name="gr3" draw:text-style-name="P1" draw:layer="layout" draw:type="lines" svg:x1="29.566cm" svg:y1="25.756cm" svg:x2="32.106cm" svg:y2="25.756cm" draw:start-shape="id18" draw:start-glue-point="1" draw:end-shape="id10" draw:end-glue-point="3" svg:d="M29566 25756h501 1538 501">
          <text:p/>
        </draw:connector>
        <draw:connector draw:style-name="gr3" draw:text-style-name="P1" draw:layer="layout" draw:type="lines" svg:x1="29.566cm" svg:y1="30.836cm" svg:x2="32.106cm" svg:y2="30.836cm" draw:start-shape="id19" draw:start-glue-point="1" draw:end-shape="id20" draw:end-glue-point="3" svg:d="M29566 30836h501 1538 501">
          <text:p/>
        </draw:connector>
        <draw:connector draw:style-name="gr3" draw:text-style-name="P1" draw:layer="layout" draw:type="line" svg:x1="38.456cm" svg:y1="23.216cm" svg:x2="35.916cm" svg:y2="23.216cm" draw:start-shape="id21" draw:start-glue-point="3" draw:end-shape="id17" draw:end-glue-point="1" svg:d="M38456 23216h-2540">
          <text:p/>
        </draw:connector>
        <draw:connector draw:style-name="gr3" draw:text-style-name="P1" draw:layer="layout" draw:type="line" svg:x1="38.456cm" svg:y1="25.756cm" svg:x2="35.916cm" svg:y2="25.756cm" draw:start-shape="id22" draw:start-glue-point="3" draw:end-shape="id10" draw:end-glue-point="1" svg:d="M38456 25756h-2540">
          <text:p/>
        </draw:connector>
        <draw:connector draw:style-name="gr3" draw:text-style-name="P1" draw:layer="layout" draw:type="line" svg:x1="38.456cm" svg:y1="30.836cm" svg:x2="35.916cm" svg:y2="30.836cm" draw:start-shape="id23" draw:start-glue-point="3" draw:end-shape="id20" draw:end-glue-point="1" svg:d="M38456 30836h-2540">
          <text:p/>
        </draw:connector>
        <draw:frame draw:style-name="gr5" draw:text-style-name="P4" draw:layer="layout" svg:width="4.308cm" svg:height="2.597cm" svg:x="37.958cm" svg:y="32.049cm">
          <draw:text-box>
            <text:p text:style-name="P3"><text:span text:style-name="T1">Lines * 1</text:span></text:p>
            <text:p text:style-name="P3"><text:span text:style-name="T2"/></text:p>
            <text:p text:style-name="P3"><text:span text:style-name="T2">Since expenses are</text:span></text:p>
            <text:p text:style-name="P3"><text:span text:style-name="T2">debits and debits are +</text:span></text:p>
          </draw:text-box>
        </draw:frame>
        <draw:frame draw:style-name="gr5" draw:text-style-name="P4" draw:layer="layout" svg:width="4.439cm" svg:height="2.597cm" svg:x="25.121cm" svg:y="32.049cm">
          <draw:text-box>
            <text:p text:style-name="P3"><text:span text:style-name="T1">Lines * -1</text:span></text:p>
            <text:p text:style-name="P3"><text:span text:style-name="T2"/></text:p>
            <text:p text:style-name="P3"><text:span text:style-name="T2">Since revenues are</text:span></text:p>
            <text:p text:style-name="P3"><text:span text:style-name="T2">credits and credits are -</text:span></text:p>
          </draw:text-box>
        </draw:frame>
        <draw:frame draw:style-name="gr6" draw:text-style-name="P6" draw:layer="layout" svg:width="1.023cm" svg:height="1.953cm" svg:x="43.983cm" svg:y="15.548cm">
          <draw:text-box>
            <text:p text:style-name="P5"><text:span text:style-name="T3">(C)</text:span></text:p>
          </draw:text-box>
        </draw:frame>
        <draw:frame draw:style-name="gr6" draw:text-style-name="P6" draw:layer="layout" svg:width="1.658cm" svg:height="1.953cm" svg:x="36.898cm" svg:y="15.548cm">
          <draw:text-box>
            <text:p text:style-name="P5"><text:span text:style-name="T3">(A)</text:span></text:p>
          </draw:text-box>
        </draw:frame>
        <draw:frame draw:style-name="gr6" draw:text-style-name="P6" draw:layer="layout" svg:width="1.658cm" svg:height="1.953cm" svg:x="31.798cm" svg:y="15.549cm">
          <draw:text-box>
            <text:p text:style-name="P5"><text:span text:style-name="T3">(A)</text:span></text:p>
          </draw:text-box>
        </draw:frame>
        <draw:frame draw:style-name="gr5" draw:text-style-name="P8" draw:layer="layout" svg:width="4.574cm" svg:height="1.191cm" svg:x="35.152cm" svg:y="16.945cm">
          <draw:text-box>
            <text:p text:style-name="P7"><text:span text:style-name="T2">(C) are cash and accrual</text:span></text:p>
            <text:p text:style-name="P7"><text:span text:style-name="T2">(A) are accrual only</text:span></text:p>
          </draw:text-box>
        </draw:frame>
        <draw:connector draw:style-name="gr4" draw:text-style-name="P1" draw:layer="layout" draw:type="line" svg:x1="23.216cm" svg:y1="30.836cm" svg:x2="25.756cm" svg:y2="30.836cm" draw:start-shape="id24" draw:start-glue-point="1" draw:end-shape="id19" draw:end-glue-point="3" svg:d="M23216 30836h2540">
          <text:p/>
        </draw:connector>
        <draw:rect draw:style-name="gr2" draw:text-style-name="P2" xml:id="id28" draw:id="id28" draw:layer="layout" svg:width="3.81cm" svg:height="1.27cm" svg:x="34.011cm" svg:y="6.706cm">
          <text:p text:style-name="P2">Items</text:p>
        </draw:rect>
        <draw:rect draw:style-name="gr2" draw:text-style-name="P2" xml:id="id25" draw:id="id25" draw:layer="layout" svg:width="3.81cm" svg:height="1.27cm" svg:x="19.406cm" svg:y="11.151cm">
          <text:p text:style-name="P2">Contact</text:p>
        </draw:rect>
        <draw:connector draw:style-name="gr4" draw:text-style-name="P1" draw:layer="layout" draw:type="line" svg:x1="23.216cm" svg:y1="11.786cm" svg:x2="27.661cm" svg:y2="11.786cm" draw:start-shape="id25" draw:start-glue-point="1" draw:end-shape="id2" draw:end-glue-point="3" svg:d="M23216 11786h4445">
          <text:p/>
        </draw:connector>
        <draw:rect draw:style-name="gr2" draw:text-style-name="P2" xml:id="id26" draw:id="id26" draw:layer="layout" svg:width="3.81cm" svg:height="1.27cm" svg:x="21.946cm" svg:y="8.611cm">
          <text:p text:style-name="P2">Address</text:p>
        </draw:rect>
        <draw:rect draw:style-name="gr2" draw:text-style-name="P2" xml:id="id27" draw:id="id27" draw:layer="layout" svg:width="3.81cm" svg:height="1.27cm" svg:x="16.866cm" svg:y="8.611cm">
          <text:p text:style-name="P2">Notes</text:p>
        </draw:rect>
        <draw:connector draw:style-name="gr4" draw:text-style-name="P1" draw:layer="layout" draw:type="line" svg:x1="21.311cm" svg:y1="11.151cm" svg:x2="21.946cm" svg:y2="9.246cm" draw:start-shape="id25" draw:start-glue-point="0" draw:end-shape="id26" svg:d="M21311 11151l635-1905">
          <text:p/>
        </draw:connector>
        <draw:connector draw:style-name="gr4" draw:text-style-name="P1" draw:layer="layout" draw:type="line" svg:x1="21.311cm" svg:y1="11.151cm" svg:x2="20.676cm" svg:y2="9.246cm" draw:start-shape="id25" draw:end-shape="id27" draw:end-glue-point="1" svg:d="M21311 11151l-635-1905">
          <text:p/>
        </draw:connector>
        <draw:connector draw:style-name="gr4" draw:text-style-name="P1" draw:layer="layout" draw:type="line" svg:x1="35.916cm" svg:y1="7.976cm" svg:x2="35.916cm" svg:y2="11.151cm" draw:start-shape="id28" draw:end-shape="id7" draw:end-glue-point="0" svg:d="M35916 7976v3175">
          <text:p/>
        </draw:connector>
        <draw:rect draw:style-name="gr2" draw:text-style-name="P2" xml:id="id29" draw:id="id29" draw:layer="layout" svg:width="3.81cm" svg:height="1.27cm" svg:x="28.931cm" svg:y="6.706cm">
          <text:p text:style-name="P2">Unit Measure</text:p>
        </draw:rect>
        <draw:rect draw:style-name="gr2" draw:text-style-name="P2" xml:id="id30" draw:id="id30" draw:layer="layout" svg:width="3.81cm" svg:height="1.27cm" svg:x="28.931cm" svg:y="4.166cm">
          <text:p text:style-name="P2">Conversions</text:p>
        </draw:rect>
        <draw:connector draw:style-name="gr4" draw:text-style-name="P1" draw:layer="layout" draw:type="line" svg:x1="32.741cm" svg:y1="7.341cm" svg:x2="34.011cm" svg:y2="7.341cm" draw:start-shape="id29" draw:start-glue-point="1" draw:end-shape="id28" svg:d="M32741 7341h1270">
          <text:p/>
        </draw:connector>
        <draw:connector draw:style-name="gr4" draw:text-style-name="P1" draw:layer="layout" draw:type="line" svg:x1="30.836cm" svg:y1="5.436cm" svg:x2="30.836cm" svg:y2="6.706cm" draw:start-shape="id30" draw:start-glue-point="2" draw:end-shape="id29" draw:end-glue-point="0" svg:d="M30836 5436v1270">
          <text:p/>
        </draw:connector>
        <draw:connector draw:style-name="gr4" draw:text-style-name="P1" draw:layer="layout" draw:type="line" svg:x1="32.741cm" svg:y1="7.341cm" svg:x2="35.916cm" svg:y2="11.151cm" draw:start-shape="id29" draw:start-glue-point="1" draw:end-shape="id7" draw:end-glue-point="0" svg:d="M32741 7341l3175 3810">
          <text:p/>
        </draw:connector>
        <draw:rect draw:style-name="gr2" draw:text-style-name="P2" xml:id="id31" draw:id="id31" draw:layer="layout" svg:width="3.81cm" svg:height="1.27cm" svg:x="39.091cm" svg:y="6.706cm">
          <text:p text:style-name="P2">Serializations</text:p>
        </draw:rect>
        <draw:connector draw:style-name="gr4" draw:text-style-name="P1" draw:layer="layout" draw:type="line" svg:x1="37.821cm" svg:y1="11.786cm" svg:x2="40.996cm" svg:y2="7.976cm" draw:start-shape="id7" draw:start-glue-point="1" draw:end-shape="id31" draw:end-glue-point="2" svg:d="M37821 11786l3175-3810">
          <text:p/>
        </draw:connector>
        <draw:connector draw:style-name="gr4" draw:text-style-name="P1" draw:layer="layout" draw:type="line" svg:x1="37.821cm" svg:y1="7.341cm" svg:x2="39.091cm" svg:y2="7.341cm" draw:start-shape="id28" draw:start-glue-point="1" draw:end-shape="id31" draw:end-glue-point="3" svg:d="M37821 7341h1270">
          <text:p/>
        </draw:connector>
        <draw:rect draw:style-name="gr2" draw:text-style-name="P2" xml:id="id33" draw:id="id33" draw:layer="layout" svg:width="3.81cm" svg:height="1.27cm" svg:x="12.421cm" svg:y="13.691cm">
          <text:p text:style-name="P2">Purchase Defaults</text:p>
        </draw:rect>
        <draw:rect draw:style-name="gr2" draw:text-style-name="P2" xml:id="id32" draw:id="id32" draw:layer="layout" svg:width="3.81cm" svg:height="1.27cm" svg:x="12.421cm" svg:y="11.151cm">
          <text:p text:style-name="P2">Sales Defaults</text:p>
        </draw:rect>
        <draw:connector draw:style-name="gr3" draw:text-style-name="P1" draw:layer="layout" draw:type="line" svg:x1="16.231cm" svg:y1="11.786cm" svg:x2="19.406cm" svg:y2="11.786cm" draw:start-shape="id32" draw:start-glue-point="1" draw:end-shape="id25" draw:end-glue-point="3" svg:d="M16231 11786h3175">
          <text:p/>
        </draw:connector>
        <draw:connector draw:style-name="gr3" draw:text-style-name="P1" draw:layer="layout" draw:type="line" svg:x1="16.231cm" svg:y1="14.326cm" svg:x2="19.406cm" svg:y2="11.786cm" draw:start-shape="id33" draw:start-glue-point="1" draw:end-shape="id25" draw:end-glue-point="3" svg:d="M16231 14326l3175-254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91cm" fo:margin-bottom="0.991cm" fo:margin-left="0.991cm" fo:margin-right="0.991cm" fo:page-width="59.411cm" fo:page-height="42.0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11-13T00:15:44.67</meta:creation-date>
    <dc:date>2015-11-13T00:49:58.47</dc:date>
    <meta:editing-duration>PT16M19S</meta:editing-duration>
    <meta:editing-cycles>3</meta:editing-cycles>
    <meta:generator>OpenOffice/4.1.0$Win32 OpenOffice.org_project/410m18$Build-9764</meta:generator>
    <meta:document-statistic meta:object-count="74"/>
  </office:meta>
</office:document-meta>
</file>